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2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style:font-size-asian="13pt" style:font-name-complex="Arial" style:font-size-complex="13pt"/>
    </style:style>
    <style:style style:name="P3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ff3333" style:font-name="Times New Roman" fo:font-size="13pt" style:font-size-asian="13pt" style:font-name-complex="Arial" style:font-size-complex="13pt"/>
    </style:style>
    <style:style style:name="P5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4</text:p>
      <text:p text:style-name="P1">reading</text:p>
      <text:p text:style-name="P1">Base class</text:p>
      <text:p text:style-name="P1">Derived class: only one direct base class, not include constructor finalizer</text:p>
      <text:p text:style-name="P1">Transitive c derived from b, b derived from a, c inherit the members from</text:p>
      <text:p text:style-name="P1">struct so not support inheritance, but implement interface</text:p>
      <text:p text:style-name="P1">static constructor to initialize static member, automatically before any instance is created</text:p>
      <text:p text:style-name="P1">abstract must be overridden (unless itself is abstract)</text:p>
      <text:p text:style-name="P1">virtual can be overridden</text:p>
      <text:p text:style-name="P1">new hides an accessible base method</text:p>
      <text:p text:style-name="P1">: base class</text:p>
      <text:p text:style-name="P1">abstract class: cannot be instantiated, zero or more abstract methods, parameters and return type</text:p>
      <text:p text:style-name="P1">interface not is a relationship</text:p>
      <text:p text:style-name="P1">sealed <text:s/>same as final</text:p>
      <text:p text:style-name="P1"/>
      <text:p text:style-name="P1">lecture</text:p>
      <text:p text:style-name="P4">beginning missing</text:p>
      <text:p text:style-name="P5">DateTime.Compare</text:p>
      <text:p text:style-name="P5">string interpolation ??? 130</text:p>
      <text:p text:style-name="P5">inteface 135</text:p>
      <text:p text:style-name="P5">Isorter </text:p>
      <text:p text:style-name="P5">NonSorter</text:p>
      <text:p text:style-name="P5">PriceSorter</text:p>
      <text:p text:style-name="P5">copy paste file between project, delelte old files</text:p>
      <text:p text:style-name="P5">projects cant see each other, use reference files</text:p>
      <text:p text:style-name="P5">commandline go to the folder that needs to see <text:s/>consoleApp needs to see libray</text:p>
      <text:p text:style-name="P5">dotnet add ref path → consoleApp.cproj file</text:p>
      <text:p text:style-name="P5">or GUI dependedcy add project reference check</text:p>
      <text:p text:style-name="P5"/>
      <text:p text:style-name="P5"/>
      <text:p text:style-name="P5">extract Interface → all public methods</text:p>
      <text:p text:style-name="P5">beginning ???</text:p>
      <text:p text:style-name="P5">delegates method that runs a method (function)</text:p>
      <text:p text:style-name="P5"/>
      <text:p text:style-name="P5">lambda expression</text:p>
      <text:p text:style-name="P5">chooser = (string lastPlay) =&gt; { return “r”};</text:p>
      <text:p text:style-name="P5">chooser = x =&gt; “r”;</text:p>
      <text:p text:style-name="P5">doesnt have to be x, common choice</text:p>
      <text:p text:style-name="P5">link expression</text:p>
      <text:p text:style-name="P5">third return</text:p>
      <text:p text:style-name="P5"><text:soft-page-break/>Func&lt;int,int,int&gt; add = (a,b) =&gt; a+b; </text:p>
      <text:p text:style-name="P5">a int a string</text:p>
      <text:p text:style-name="P5">Action&lt;int,string&gt; idk = (a,b) =&gt; {Console.WriteLine(a+b);};</text:p>
      <text:p text:style-name="P5">end of func??</text:p>
      <text:p text:style-name="P5">events</text:p>
      <text:p text:style-name="P5">+= subscribe action</text:p>
      <text:p text:style-name="P5">-= unsub</text:p>
      <text:p text:style-name="P5"/>
      <text:p text:style-name="P5">x =&gt; x ?? “r” if x is null x = r</text:p>
      <text:p text:style-name="P5">when noone sub an event, but fired ,will get an expcetion</text:p>
      <text:p text:style-name="P5">WinHappended?.Invoke(); catch null exception</text:p>
      <text:p text:style-name="P5"/>
      <text:p text:style-name="P5">cant store on CLR, wiped afterwards</text:p>
      <text:p text:style-name="P5">serialization/ deserialization: send stream of data(bytes)</text:p>
      <text:p text:style-name="P5">serialization format???</text:p>
      <text:p text:style-name="P5">Read()</text:p>
      <text:p text:style-name="P5">{</text:p>
      <text:p text:style-name="P5"><text:tab/>readalltext</text:p>
      <text:p text:style-name="P5"><text:tab/>Score data = JsonSerializer.Deserialize&lt;score&gt;(json)</text:p>
      <text:p text:style-name="P5">}</text:p>
      <text:p text:style-name="P5">Write</text:p>
      <text:p text:style-name="P5">write all text</text:p>
      <text:p text:style-name="P5">string jason = JasonSerializer.Serialize(data);</text:p>
      <text:p text:style-name="P5">call it after the Main() method</text:p>
      <text:p text:style-name="P5">data stored relative to the csproj folder </text:p>
      <text:p text:style-name="P5">customize Jsonpropertyname</text:p>
      <text:p text:style-name="P5">IDisposible</text:p>
      <text:p text:style-name="P5">writer,write(json);</text:p>
      <text:p text:style-name="P5">writer.close()</text:p>
      <text:p text:style-name="P5">finally for cleaning up</text:p>
      <text:p text:style-name="P5">version 3 using</text:p>
      <text:p text:style-name="P5">using expression/statement, doesnt check exception</text:p>
      <text:p text:style-name="P5"/>
      <text:p text:style-name="P5">besides access modifiers, other modifiers</text:p>
      <text:p text:style-name="P5">abstract</text:p>
      <text:p text:style-name="P5">default value</text:p>
      <text:p text:style-name="P5">property =&gt; x set initia value</text:p>
      <text:p text:style-name="P5">C# disable overriding by default. Children only add new stuff</text:p>
      <text:p text:style-name="P5">virtual member can be overriden in dervied class</text:p>
      <text:p text:style-name="P5">children override explicit</text:p>
      <text:p text:style-name="P5"><text:soft-page-break/>new method hiding shouldn't do it, <text:s/>allows a child to have a method that has the same name from the prent</text:p>
      <text:p text:style-name="P5">which method called dependes on the type of the object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5T17:04:37.89</dc:date>
    <meta:editing-cycles>19</meta:editing-cycles>
    <meta:editing-duration>PT20H56M20S</meta:editing-duration>
    <meta:document-statistic meta:table-count="0" meta:image-count="0" meta:object-count="0" meta:page-count="3" meta:paragraph-count="75" meta:word-count="370" meta:character-count="23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